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aa4cb" officeooo:paragraph-rsid="00244604"/>
    </style:style>
    <style:style style:name="P2" style:family="paragraph" style:parent-style-name="Standard">
      <style:text-properties officeooo:rsid="001dc481" officeooo:paragraph-rsid="0024698f"/>
    </style:style>
    <style:style style:name="P3" style:family="paragraph" style:parent-style-name="Standard">
      <style:text-properties officeooo:rsid="0023ad35" officeooo:paragraph-rsid="00264922"/>
    </style:style>
    <style:style style:name="P4" style:family="paragraph" style:parent-style-name="Standard">
      <style:text-properties officeooo:rsid="002342ab" officeooo:paragraph-rsid="00264922"/>
    </style:style>
    <style:style style:name="P5" style:family="paragraph" style:parent-style-name="Standard">
      <style:text-properties officeooo:rsid="002342ab" officeooo:paragraph-rsid="0026a0bd"/>
    </style:style>
    <style:style style:name="P6" style:family="paragraph" style:parent-style-name="Standard">
      <style:text-properties officeooo:rsid="002342ab" officeooo:paragraph-rsid="00280aff"/>
    </style:style>
    <style:style style:name="P7" style:family="paragraph" style:parent-style-name="Standard">
      <style:text-properties officeooo:paragraph-rsid="00264922"/>
    </style:style>
    <style:style style:name="P8" style:family="paragraph" style:parent-style-name="Standard">
      <style:paragraph-properties fo:line-height="100%" fo:text-align="end" style:justify-single-word="false"/>
      <style:text-properties officeooo:rsid="002defd0" officeooo:paragraph-rsid="002defd0"/>
    </style:style>
    <style:style style:name="P9" style:family="paragraph" style:parent-style-name="Standard">
      <style:paragraph-properties fo:line-height="100%" fo:text-align="end" style:justify-single-word="false"/>
      <style:text-properties officeooo:rsid="002defd0" officeooo:paragraph-rsid="002e4250"/>
    </style:style>
    <style:style style:name="P10" style:family="paragraph" style:parent-style-name="Standard">
      <style:text-properties officeooo:rsid="002abefd" officeooo:paragraph-rsid="002abefd"/>
    </style:style>
    <style:style style:name="P11" style:family="paragraph" style:parent-style-name="Standard">
      <style:paragraph-properties fo:text-align="center" style:justify-single-word="false"/>
      <style:text-properties fo:font-weight="bold" officeooo:rsid="002defd0" officeooo:paragraph-rsid="002defd0" style:font-weight-asian="bold" style:font-weight-complex="bold"/>
    </style:style>
    <style:style style:name="T1" style:family="text">
      <style:text-properties officeooo:rsid="002defd0"/>
    </style:style>
    <style:style style:name="T2" style:family="text">
      <style:text-properties officeooo:rsid="001fad2a"/>
    </style:style>
    <style:style style:name="T3" style:family="text">
      <style:text-properties officeooo:rsid="0023edff"/>
    </style:style>
    <style:style style:name="T4" style:family="text">
      <style:text-properties officeooo:rsid="00244604"/>
    </style:style>
    <style:style style:name="T5" style:family="text">
      <style:text-properties officeooo:rsid="0024698f"/>
    </style:style>
    <style:style style:name="T6" style:family="text">
      <style:text-properties officeooo:rsid="0024ffe5"/>
    </style:style>
    <style:style style:name="T7" style:family="text">
      <style:text-properties officeooo:rsid="00264922"/>
    </style:style>
    <style:style style:name="T8" style:family="text">
      <style:text-properties officeooo:rsid="0026a0bd"/>
    </style:style>
    <style:style style:name="T9" style:family="text">
      <style:text-properties officeooo:rsid="00280aff"/>
    </style:style>
    <style:style style:name="T10" style:family="text">
      <style:text-properties officeooo:rsid="0029f674"/>
    </style:style>
    <style:style style:name="T11" style:family="text">
      <style:text-properties officeooo:rsid="002abefd"/>
    </style:style>
    <style:style style:name="T12" style:family="text">
      <style:text-properties officeooo:rsid="002e9f0c"/>
    </style:style>
    <style:style style:name="T13" style:family="text">
      <style:text-properties officeooo:rsid="002ef8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uss Johnson</text:p>
      <text:p text:style-name="P9">CIS 350</text:p>
      <text:p text:style-name="P9">Winter 2013, Section 1 </text:p>
      <text:p text:style-name="P9">January 30, 2013</text:p>
      <text:p text:style-name="P11">Killer Robot</text:p>
      <text:p text:style-name="P1"><text:tab/><text:span text:style-name="T3">In the first three articles we see some of the major problems in this project, how people acted unethically, and how this all led to Bart Matthews death. <text:s/>According to 1.01 in the SE Code of Ethics a software engineer should accept full responsibility for their own work. <text:s/>Whether this means that Randy Samuels should be indicted on charges of manslaughter is debatable. <text:s/>The robot was being operated under unsafe conditions, there should have at least been one other person operating the robot that could have disabled the robot via some power cutoff switch independent of any program. <text:s/>The fact that Matthews death was caused by a simple calculation error is unacceptable. <text:s/></text:span><text:span text:style-name="T4">It is Sam Reynolds the project manager of the CX30 that should take full blame for the Matthews' death. <text:s/>According to section 5.01 of the code of ethics project managers are to ensure good management for any project on which they work, including effective procedures for promotion of quality and reduction of risk. <text:s/>Reynolds did </text:span><text:span text:style-name="T12">not</text:span><text:span text:style-name="T4"> appropriately reduce the risk of the people involved in the project, which ultimately led to Matthews' death. <text:s/></text:span></text:p>
      <text:p text:style-name="P1"><text:span text:style-name="T3"><text:tab/></text:span><text:span text:style-name="T4">It is scary to think that something like this could happen to someone who works in this sort of environment. <text:s/>Hopefully, none of us will have to work in a company that completely disregards the safety of their employees and does not strive to create a </text:span><text:span text:style-name="T12">well-designed product </text:span><text:span text:style-name="T4">and only cares about meeting deadlines. <text:s/>For anyone who works in this sort of environment, it seems more than a possibility, it is almost certain that something bad will happen. <text:s/>The way that upper management made an ultimatum for the project deadline only thinly hid the fact that they wanted their workers to cut corners on the project. <text:s/>This </text:span><text:span text:style-name="T12">ultimatum</text:span><text:span text:style-name="T4"> </text:span><text:span text:style-name="T12">was responsible for creating an unsafe product.</text:span></text:p>
      <text:p text:style-name="P1"><text:span text:style-name="T4"><text:tab/>Ray Johnson was the robotics division chief at Silicon Techtronics and was Sam Reynolds direct boss and because of this Johnson ha</text:span><text:span text:style-name="T12">d</text:span><text:span text:style-name="T4"> the final say in how the project should be run. <text:s/>As </text:span><text:soft-page-break/><text:span text:style-name="T4">Reynolds' boss he should value Reynolds' input, which he did not. <text:s/></text:span><text:span text:style-name="T5">Johnson also came up with his Ivory Snow Theory, which only attempted to make their unethical actions look </text:span><text:span text:style-name="T12">more reasonable</text:span><text:span text:style-name="T5">. <text:s/>It made the cutting of corners seem justifiable and used an analogy that only </text:span><text:span text:style-name="T12">made things more confusing by comparing two unrelated things.</text:span><text:span text:style-name="T5"> <text:s/>In short, his Ivory Snow Theory was not very helpful. <text:s/>While perfect software is an impossibility, it is not an oxymoron. <text:s/>If perfect software were an oxymoron, software would have to mean imperfect. <text:s/>The definitions of perfect and software are unrelated and so perfect software cannot be an oxymoron. <text:s/>It is impossible to achieve perfection in something as broad as software, but high quality should always be sought after.</text:span></text:p>
      <text:p text:style-name="P1"><text:span text:style-name="T5"><text:tab/>The prototyping model might have been a better choice for th</text:span><text:span text:style-name="T12">is</text:span><text:span text:style-name="T5"> project and </text:span><text:span text:style-name="T12">this change</text:span><text:span text:style-name="T5"> might have been able to prevent the accident with Matthews. <text:s/>However, the software model that was chosen is not significant to the manslaughter charges. <text:s/>Speculation on to what actions could have been taken to prevent Matthews' death are not useful in trying to figure out who </text:span><text:span text:style-name="T12">was</text:span><text:span text:style-name="T5"> actually responsible. <text:s/>It is true that maybe if Samuels </text:span><text:span text:style-name="T12">hadn't made a mistake in</text:span><text:span text:style-name="T5"> his program, Matthews would still be alive, but that does not change the fact that he was in an unsafe work environment. <text:s/>It was this work environment that killed him and the person responsible for it. <text:s/></text:span><text:span text:style-name="T6">This person was of course, Sam Reynolds. <text:s/>Sam Reynolds was not qualified for this position and failed the people that he worked with.</text:span></text:p>
      <text:p text:style-name="P2"><text:tab/><text:span text:style-name="T6">The user interface of the robot was horrible and may have helped contribute to Matthews' death. <text:s/>It was not a peripheral issue and should not have been treated like one. <text:s/>The fact that the user would get eye strain from </text:span><text:span text:style-name="T12">operating</text:span><text:span text:style-name="T6"> the robot for only a short period of time was unacceptable. <text:s/>There was no coherency to the entire thing and this caused Matthews to miss a warning message that was critically important. </text:span></text:p>
      <text:p text:style-name="P2"><text:span text:style-name="T6"><text:tab/>If there is an argument between an employee and a boss, I feel that the boss has a responsibility to explain why things are done the way that they are and as long as the action being taken is not unethical the employee has a responsibility to follow their boss' </text:span><text:span text:style-name="T12">instructions</text:span><text:span text:style-name="T6">. <text:s/>The boss also has a </text:span><text:soft-page-break/><text:span text:style-name="T6">responsibility to listen to his employees and value their opinions. <text:s/>If any of these rules are broken, then the workplace can become hostile. <text:s/>Both Reynolds and Johnson were unable to listen to other people and Reynolds fired Anderson over a simple disagreement that </text:span><text:span text:style-name="T12">sh</text:span><text:span text:style-name="T6">ould have been resolved.</text:span></text:p>
      <text:p text:style-name="P2"><text:tab/><text:span text:style-name="T6">In the manslaughter case, I believe that the company should take responsibility for any compensation that is owed to Roberta Matthews, but criminal charges should be placed on Reynolds. <text:s/>There is also the case of the robot operators not being trained properly. <text:s/>In this case, it is the company that may face criminal charges for not following proper safety guidelines. <text:s/>If it were up to me, I would probably sue the company, because it is their responsibility to ensure that things like this do not happen. <text:s/>They may not be criminally responsible, but they should at least be financially responsible for their actions.</text:span></text:p>
      <text:p text:style-name="P7"><text:span text:style-name="T6"><text:tab/>I feel that it is completely ridiculous to think of putting the operator-robot interface designer on trial. <text:s/>He should probably be fired, because of his poor work, but he is not responsible for the Matthews</text:span><text:span text:style-name="T7">'</text:span><text:span text:style-name="T6"> untimely death. <text:s/></text:span><text:span text:style-name="T7">The interface should not be the only thing keeping an operator alive. <text:s/>There should at least be some emergency shutdown button that is big and red and surrounded by black and yellow </text:span><text:span text:style-name="T12">to make it stand out.</text:span><text:span text:style-name="T7"> I'm sure that any sort of big equipment like this is required by law to have something like this. <text:s/>Shneiderman's Eight Golden Rules were all broken by the person who made the operator-robot interface, but this is irrelevant to the manslaughter charges. <text:s/>The most important rule is consistency and this is the one that the </text:span><text:span text:style-name="T12">interface</text:span><text:span text:style-name="T7"> designer violated the worst. <text:s/>By striving for consistency actions become quicker and easier to perform and also reduces the memory load of the operator by forming connections between similar ideas. <text:s/>If I had designed the user interface, I probably would have used</text:span><text:span text:style-name="T5"> a black and white touch screen with a keyboard </text:span><text:span text:style-name="T7">and of course a big red button to kill the robots power</text:span><text:span text:style-name="T5">.</text:span></text:p>
      <text:p text:style-name="P7"><text:span text:style-name="T5"><text:tab/></text:span><text:span text:style-name="T7">I don't think the goal of software </text:span><text:span text:style-name="T12">development should</text:span><text:span text:style-name="T7"> be perfection, but</text:span><text:span text:style-name="T2"> Silicon Techtronics </text:span><text:span text:style-name="T7">does not have to worry about being called out as perfectionists. <text:s/>The problem with trying to make </text:span><text:soft-page-break/><text:span text:style-name="T7">everything perfect is that the idea of perfection is different for different people and sometimes different goals in a program conflict with each other. <text:s/>For example you may want to make a program both easy to use and secure. <text:s/>However, by making the program as easy to use as possible you would have to remove any security that may inconvenience the user. <text:s/>And so, it is impossible to make something as easy to use as possible and secure as possible. <text:s/>What should be taken more heavily into consideration </text:span><text:span text:style-name="T12">when designing a product is what its purpose is and who it will be used by. <text:s/></text:span><text:span text:style-name="T7">If the </text:span><text:span text:style-name="T12">product in question </text:span><text:span text:style-name="T7">is a video game, then </text:span><text:span text:style-name="T8">there can be a few bugs in the initial release, especially since patches can fix th</text:span><text:span text:style-name="T12">ese bugs with relative ease. </text:span><text:span text:style-name="T8"><text:s text:c="2"/>An example of software that cannot </text:span><text:span text:style-name="T12">afford to be</text:span><text:span text:style-name="T8"> buggy is navigation for an airplane or a program that controls a giant mechanical arm.</text:span></text:p>
      <text:p text:style-name="P5"><text:tab/><text:span text:style-name="T8">Electronic surveillance of employees is unethical when done by the company without the employees</text:span><text:span text:style-name="T12">'</text:span><text:span text:style-name="T8"> knowledge. <text:s/>If the employees unders</text:span><text:span text:style-name="T12">tood</text:span><text:span text:style-name="T8"> that they </text:span><text:span text:style-name="T12">we</text:span><text:span text:style-name="T8">re under surveillance, then it </text:span><text:span text:style-name="T12">would have been</text:span><text:span text:style-name="T8"> fine. <text:s/>This did not seem to be the case with </text:span><text:span text:style-name="T2"><text:s/>Silicon Techtronics, </text:span><text:span text:style-name="T8">however. <text:s/>The only authority that should have the right to spy on others </text:span><text:span text:style-name="T12">someone from the government </text:span><text:span text:style-name="T8">and only with probable cause. <text:s/>By spying on their own employees without their knowledge, Silicon Techtronics was acting above the law.</text:span></text:p>
      <text:p text:style-name="P6"><text:span text:style-name="T8"><text:tab/>No matter what authority figure asks a person to commit an unethical act, it is still unethical. <text:s/>However, it is much easier to commit an unethical act when an authority figure tells you to. <text:s/></text:span><text:span text:style-name="T9">Th</text:span><text:span text:style-name="T12">is</text:span><text:span text:style-name="T9"> is what unfortunately happened at <text:s/></text:span><text:span text:style-name="T8">Silicon Techtronics, </text:span><text:span text:style-name="T9">the person who did the fake tests did not feel responsible because they were just doing what they were told. <text:s/>At the same time, it was much easier for the boss to tell the employee to fake the tests than it would have been to fake the tests themselves. <text:s/>This diffusion of responsibility made the unethical action much easier to preform. <text:s/>That is w</text:span><text:span text:style-name="T12">h</text:span><text:span text:style-name="T9">y it is important for the employee to be able to </text:span><text:span text:style-name="T12">act ethically</text:span><text:span text:style-name="T9"> even when under pressure. <text:s/>The problem was that there was probably little incentive for the employee </text:span><text:span text:style-name="T12">not to</text:span><text:span text:style-name="T9"> fake the software tests. <text:s/></text:span><text:span text:style-name="T12">She probably would have been fired if she had not faked the tests</text:span><text:span text:style-name="T9"> and she would not have gotten any sort of compensation </text:span><text:soft-page-break/><text:span text:style-name="T9">for acting ethically.</text:span></text:p>
      <text:p text:style-name="P4"><text:tab/><text:span text:style-name="T9">Silicon Techtronics also acted unethically when they lifted functions from another software package. <text:s/>By doing this they are guilty of stealing and lying to their customers. <text:s/>They are lying to their customers by saying that everything that they are buying comes directly from Silicon Techtronics and is their own work. <text:s/></text:span><text:span text:style-name="T12">A majority of the employees </text:span><text:span text:style-name="T10">at Silicon Techtronics </text:span><text:span text:style-name="T12">mentioned in the articles</text:span><text:span text:style-name="T10"> violated the SE Code of Ethics in some way or another. <text:s/>They did not take the public interest into consideration by rushing the project and almost selling an unsafe product. <text:s/>They lied to their customers by stealing functions from a competitor. <text:s/>They exercised poor judgment, which led to Matthews' death. <text:s text:c="2"/>Poor management helped to create a hostile workplace and a workplace that discouraged ethical behavior. <text:s/></text:span><text:span text:style-name="T11">As individuals, the employees did not act professional and by acting unethically they did not advance the integrity of their profession. <text:s/>Overall the employees at Silicon Techtronics acted unethically and violated the fundamental principles of the SE Code of Ethics.</text:span></text:p>
      <text:p text:style-name="P10"><text:tab/>The actions taken at Silicon Techtronics would not pass Kallman and Grillo's tests. <text:s/>Their actions of lying and endangering their employees are not things that you would want to tell your mother. <text:s/>It is also something that you would not want to tell to a national TV audience. <text:s/>It would also make a horrible sales pitch. <text:s/>“At Silicon Techtronics, the software you get from us is bug free, because even if there is a bug, we will distort the test results to hide it, and you'll never know about it. Ignorance is bliss!”</text:p>
      <text:p text:style-name="P3"><text:tab/><text:span text:style-name="T11">Overall the actions taken by the employees at Silicon Techtronics were unethical and give us a good example of what it means to not follow the SE Code of Ethics. <text:s/></text:span><text:span text:style-name="T1">The people responsible for Matthews' death are anyone who helped contribute to the unsafe work environment by cutting corners and faking results. <text:s/>These articles show us how important it is to follow a code of ethics and to be able to take actions that we would be proud of. <text:s/>While </text:span><text:span text:style-name="T13">Reynolds</text:span><text:span text:style-name="T1"> may </text:span><text:span text:style-name="T13">have been the leading contributor</text:span><text:span text:style-name="T1"> to Matthews' death, it was the lack of ethics within the workplace that really killed h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Standard">
      <style:paragraph-properties fo:line-height="100%" fo:text-align="end" style:justify-single-word="false"/>
      <style:text-properties officeooo:rsid="002defd0" officeooo:paragraph-rsid="002defd0"/>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7T10:00:57</meta:creation-date>
    <meta:generator>LibreOffice/3.6$Linux_x86 LibreOffice_project/360m1$Build-2</meta:generator>
    <dc:date>2013-01-29T18:27:53</dc:date>
    <meta:editing-duration>PT5H34M41S</meta:editing-duration>
    <meta:editing-cycles>12</meta:editing-cycles>
    <meta:document-statistic meta:table-count="0" meta:image-count="0" meta:object-count="0" meta:page-count="5" meta:paragraph-count="19" meta:word-count="1873" meta:character-count="11043" meta:non-whitespace-character-count="9091"/>
  </office:meta>
</office:document-meta>
</file>